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13523c"/>
    </style:style>
    <style:style style:name="P2" style:family="paragraph" style:parent-style-name="Standard">
      <style:text-properties fo:color="#000000" officeooo:rsid="0013523c" officeooo:paragraph-rsid="0013523c"/>
    </style:style>
    <style:style style:name="P3" style:family="paragraph" style:parent-style-name="Standard">
      <style:text-properties fo:color="#000000" officeooo:rsid="0013604a" officeooo:paragraph-rsid="0013604a"/>
    </style:style>
    <style:style style:name="P4" style:family="paragraph" style:parent-style-name="Heading_20_1">
      <style:text-properties fo:color="#000000"/>
    </style:style>
    <style:style style:name="P5" style:family="paragraph" style:parent-style-name="Heading_20_2">
      <style:text-properties fo:color="#000000"/>
    </style:style>
    <style:style style:name="P6" style:family="paragraph" style:parent-style-name="Heading_20_3">
      <style:text-properties fo:color="#000000"/>
    </style:style>
    <style:style style:name="P7" style:family="paragraph" style:parent-style-name="Heading_20_3">
      <style:text-properties fo:color="#000000" officeooo:rsid="001bc8e6"/>
    </style:style>
    <style:style style:name="T1" style:family="text">
      <style:text-properties officeooo:rsid="0014ca7b"/>
    </style:style>
    <style:style style:name="T2" style:family="text">
      <style:text-properties officeooo:rsid="00152217"/>
    </style:style>
    <style:style style:name="T3" style:family="text">
      <style:text-properties officeooo:rsid="0016bf46"/>
    </style:style>
    <style:style style:name="T4" style:family="text">
      <style:text-properties officeooo:rsid="001778af"/>
    </style:style>
    <style:style style:name="T5" style:family="text">
      <style:text-properties officeooo:rsid="001bc8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Requirements for Honors Application</text:h>
      <text:p text:style-name="P1"/>
      <text:h text:style-name="P5" text:outline-level="2">Nonfunction<text:span text:style-name="T3">al</text:span>:</text:h>
      <text:h text:style-name="P6" text:outline-level="3">Portability</text:h>
      <text:p text:style-name="P2">-<text:span text:style-name="T2">the functionality of the Honor's application should be designed in a way that will assist in future development of the application for iOS</text:span></text:p>
      <text:p text:style-name="P2"/>
      <text:h text:style-name="P6" text:outline-level="3">Security</text:h>
      <text:p text:style-name="P2">-<text:span text:style-name="T2">due to the personal nature of all of the student information, all connections to stored data must be secured and require personal login</text:span></text:p>
      <text:p text:style-name="P2"/>
      <text:h text:style-name="P6" text:outline-level="3">Easy to use</text:h>
      <text:p text:style-name="P3">-<text:span text:style-name="T2">assuming the skill-levels of the student users will be varied (and knowing that college students are very impatient), the application should be very easy to use and rather self explanatory</text:span></text:p>
      <text:p text:style-name="P2"/>
      <text:h text:style-name="P5" text:outline-level="2">Functional:</text:h>
      <text:h text:style-name="P6" text:outline-level="3">View Honor's Catalogue followed</text:h>
      <text:p text:style-name="P3">-<text:span text:style-name="T1">the student should be able to view the Honor's catalogue requirements that are needed to graduate with Honors in a given year</text:span></text:p>
      <text:p text:style-name="P3"/>
      <text:h text:style-name="P6" text:outline-level="3">Audit Completed Requirements</text:h>
      <text:p text:style-name="P3">-<text:span text:style-name="T4">student should be able to automate an auditing system, comparing what requirements the student has accomplished to date against what is required given the catalogue year</text:span></text:p>
      <text:p text:style-name="P3"/>
      <text:h text:style-name="P7" text:outline-level="3">Update/Create Requirement Catalogues</text:h>
      <text:p text:style-name="P3">-<text:span text:style-name="T5">admins should be able to create new catalogues for students to follow, as well as updating catalogues throughout the year as neede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6T12:32:02.979443000</meta:creation-date>
    <dc:date>2015-02-17T12:48:43.979538000</dc:date>
    <meta:editing-duration>PT25M22S</meta:editing-duration>
    <meta:editing-cycles>9</meta:editing-cycles>
    <meta:generator>LibreOffice/4.2.8.2$MacOSX_x86 LibreOffice_project/48d50dbfc06349262c9d50868e5c1f630a573ebd</meta:generator>
    <meta:document-statistic meta:table-count="0" meta:image-count="0" meta:object-count="0" meta:page-count="1" meta:paragraph-count="15" meta:word-count="167" meta:character-count="1077" meta:non-whitespace-character-count="925"/>
  </office:meta>
</office:document-meta>
</file>